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1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filename</text:p>
          </table:table-cell>
          <table:table-cell office:value-type="string">
            <text:p>book1</text:p>
          </table:table-cell>
          <table:table-cell office:value-type="string">
            <text:p>kennedy.xls</text:p>
          </table:table-cell>
          <table:table-cell office:value-type="string">
            <text:p>newsfile</text:p>
          </table:table-cell>
        </table:table-row>
        <table:table-row table:style-name="ro1">
          <table:table-cell table:style-name="ce1" office:value-type="string">
            <text:p>size</text:p>
          </table:table-cell>
          <table:table-cell office:value-type="float" office:value="768771">
            <text:p>768771</text:p>
          </table:table-cell>
          <table:table-cell office:value-type="float" office:value="1029744">
            <text:p>1029744</text:p>
          </table:table-cell>
          <table:table-cell office:value-type="float" office:value="377109">
            <text:p>377109</text:p>
          </table:table-cell>
        </table:table-row>
        <table:table-row table:style-name="ro1">
          <table:table-cell table:style-name="ce1" office:value-type="string">
            <text:p>----</text:p>
          </table:table-cell>
          <table:table-cell table:number-columns-repeated="3"/>
        </table:table-row>
        <table:table-row table:style-name="ro1">
          <table:table-cell table:style-name="ce1" office:value-type="string">
            <text:p>HUFFsiz</text:p>
          </table:table-cell>
          <table:table-cell office:value-type="float" office:value="534877">
            <text:p>534877</text:p>
          </table:table-cell>
          <table:table-cell office:value-type="float" office:value="2588112">
            <text:p>2588112</text:p>
          </table:table-cell>
          <table:table-cell office:value-type="float" office:value="300522">
            <text:p>300522</text:p>
          </table:table-cell>
        </table:table-row>
        <table:table-row table:style-name="ro1">
          <table:table-cell table:style-name="ce1" office:value-type="string">
            <text:p>%save</text:p>
          </table:table-cell>
          <table:table-cell table:formula="of:=1-([.B4]/[.B2])" office:value-type="float" office:value="0.304244046666693">
            <text:p>0.3042440467</text:p>
          </table:table-cell>
          <table:table-cell table:formula="of:=1-([.C4]/[.C2])" office:value-type="float" office:value="-1.51335477555587">
            <text:p>-1.5133547756</text:p>
          </table:table-cell>
          <table:table-cell table:formula="of:=1-([.D4]/[.D2])" office:value-type="float" office:value="0.203089822836368">
            <text:p>0.2030898228</text:p>
          </table:table-cell>
        </table:table-row>
        <table:table-row table:style-name="ro1">
          <table:table-cell table:style-name="ce1" office:value-type="string">
            <text:p>t-cmprss</text:p>
          </table:table-cell>
          <table:table-cell office:value-type="float" office:value="0.128">
            <text:p>0.128</text:p>
          </table:table-cell>
          <table:table-cell office:value-type="float" office:value="0.272">
            <text:p>0.272</text:p>
          </table:table-cell>
          <table:table-cell office:value-type="float" office:value="0.072">
            <text:p>0.072</text:p>
          </table:table-cell>
        </table:table-row>
        <table:table-row table:style-name="ro1">
          <table:table-cell table:style-name="ce1" office:value-type="string">
            <text:p>t-expand</text:p>
          </table:table-cell>
          <table:table-cell office:value-type="float" office:value="0.88">
            <text:p>0.88</text:p>
          </table:table-cell>
          <table:table-cell office:value-type="float" office:value="43.343">
            <text:p>43.343</text:p>
          </table:table-cell>
          <table:table-cell office:value-type="float" office:value="0.588">
            <text:p>0.588</text:p>
          </table:table-cell>
        </table:table-row>
        <table:table-row table:style-name="ro1">
          <table:table-cell table:style-name="ce1" office:value-type="string">
            <text:p>----</text:p>
          </table:table-cell>
          <table:table-cell table:number-columns-repeated="3"/>
        </table:table-row>
        <table:table-row table:style-name="ro1">
          <table:table-cell table:style-name="ce1" office:value-type="string">
            <text:p>LZ1siz</text:p>
          </table:table-cell>
          <table:table-cell office:value-type="float" office:value="405785">
            <text:p>405785</text:p>
          </table:table-cell>
          <table:table-cell office:value-type="float" office:value="182600">
            <text:p>182600</text:p>
          </table:table-cell>
          <table:table-cell office:value-type="float" office:value="167497">
            <text:p>167497</text:p>
          </table:table-cell>
        </table:table-row>
        <table:table-row table:style-name="ro1">
          <table:table-cell table:style-name="ce1" office:value-type="string">
            <text:p>%save</text:p>
          </table:table-cell>
          <table:table-cell table:formula="of:=1-[.B9]/[.B2]" office:value-type="float" office:value="0.47216401243023">
            <text:p>0.4721640124</text:p>
          </table:table-cell>
          <table:table-cell table:formula="of:=1-[.C9]/[.C2]" office:value-type="float" office:value="0.822674373436505">
            <text:p>0.8226743734</text:p>
          </table:table-cell>
          <table:table-cell table:formula="of:=1-[.D9]/[.D2]" office:value-type="float" office:value="0.555839293148665">
            <text:p>0.5558392931</text:p>
          </table:table-cell>
        </table:table-row>
        <table:table-row table:style-name="ro1">
          <table:table-cell table:style-name="ce1" office:value-type="string">
            <text:p>t-cmprss</text:p>
          </table:table-cell>
          <table:table-cell office:value-type="float" office:value="21.217">
            <text:p>21.217</text:p>
          </table:table-cell>
          <table:table-cell office:value-type="float" office:value="24.766">
            <text:p>24.766</text:p>
          </table:table-cell>
          <table:table-cell office:value-type="float" office:value="8.961">
            <text:p>8.961</text:p>
          </table:table-cell>
        </table:table-row>
        <table:table-row table:style-name="ro1">
          <table:table-cell table:style-name="ce1" office:value-type="string">
            <text:p>t-expand</text:p>
          </table:table-cell>
          <table:table-cell table:number-columns-repeated="3" office:value-type="string">
            <text:p>WNR</text:p>
          </table:table-cell>
        </table:table-row>
        <table:table-row table:style-name="ro1">
          <table:table-cell table:style-name="ce1" office:value-type="string">
            <text:p>----</text:p>
          </table:table-cell>
          <table:table-cell table:number-columns-repeated="3"/>
        </table:table-row>
        <table:table-row table:style-name="ro1">
          <table:table-cell table:style-name="ce1" office:value-type="string">
            <text:p>LZ2siz</text:p>
          </table:table-cell>
          <table:table-cell office:value-type="float" office:value="395791">
            <text:p>395791</text:p>
          </table:table-cell>
          <table:table-cell office:value-type="float" office:value="326775">
            <text:p>326775</text:p>
          </table:table-cell>
          <table:table-cell office:value-type="float" office:value="169243">
            <text:p>169243</text:p>
          </table:table-cell>
        </table:table-row>
        <table:table-row table:style-name="ro1">
          <table:table-cell table:style-name="ce1" office:value-type="string">
            <text:p>%save</text:p>
          </table:table-cell>
          <table:table-cell table:formula="of:=1-[.B14]/[.B2]" office:value-type="float" office:value="0.485163982512348">
            <text:p>0.4851639825</text:p>
          </table:table-cell>
          <table:table-cell table:formula="of:=1-[.C14]/[.C2]" office:value-type="float" office:value="0.682663846548268">
            <text:p>0.6826638465</text:p>
          </table:table-cell>
          <table:table-cell table:formula="of:=1-[.D14]/[.D2]" office:value-type="float" office:value="0.551209332049885">
            <text:p>0.551209332</text:p>
          </table:table-cell>
        </table:table-row>
        <table:table-row table:style-name="ro1">
          <table:table-cell table:style-name="ce1" office:value-type="string">
            <text:p>t-cmprss</text:p>
          </table:table-cell>
          <table:table-cell office:value-type="float" office:value="20.769">
            <text:p>20.769</text:p>
          </table:table-cell>
          <table:table-cell office:value-type="float" office:value="23.893">
            <text:p>23.893</text:p>
          </table:table-cell>
          <table:table-cell office:value-type="float" office:value="8.741">
            <text:p>8.741</text:p>
          </table:table-cell>
        </table:table-row>
        <table:table-row table:style-name="ro1">
          <table:table-cell table:style-name="ce1" office:value-type="string">
            <text:p>t-expand</text:p>
          </table:table-cell>
          <table:table-cell table:number-columns-repeated="3" office:value-type="string">
            <text:p>WNR</text:p>
          </table:table-cell>
        </table:table-row>
        <table:table-row table:style-name="ro1">
          <table:table-cell table:style-name="ce1" office:value-type="string">
            <text:p>----</text:p>
          </table:table-cell>
          <table:table-cell table:number-columns-repeated="3"/>
        </table:table-row>
        <table:table-row table:style-name="ro1">
          <table:table-cell table:style-name="ce1" office:value-type="string">
            <text:p>lz4 -9 siz</text:p>
          </table:table-cell>
          <table:table-cell office:value-type="float" office:value="363236">
            <text:p>363236</text:p>
          </table:table-cell>
          <table:table-cell office:value-type="float" office:value="324209">
            <text:p>324209</text:p>
          </table:table-cell>
          <table:table-cell office:value-type="float" office:value="165952">
            <text:p>165952</text:p>
          </table:table-cell>
        </table:table-row>
        <table:table-row table:style-name="ro1">
          <table:table-cell table:style-name="ce1" office:value-type="string">
            <text:p>%save</text:p>
          </table:table-cell>
          <table:table-cell table:formula="of:=1-[.B19]/[.B2]" office:value-type="float" office:value="0.527510793201096">
            <text:p>0.5275107932</text:p>
          </table:table-cell>
          <table:table-cell table:formula="of:=1-[.C19]/[.C2]" office:value-type="float" office:value="0.685155728025606">
            <text:p>0.685155728</text:p>
          </table:table-cell>
          <table:table-cell table:formula="of:=1-[.D19]/[.D2]" office:value-type="float" office:value="0.559936251852913">
            <text:p>0.5599362519</text:p>
          </table:table-cell>
        </table:table-row>
        <table:table-row table:style-name="ro1">
          <table:table-cell table:style-name="ce1" office:value-type="string">
            <text:p>t-cmprss</text:p>
          </table:table-cell>
          <table:table-cell office:value-type="float" office:value="0.056">
            <text:p>0.056</text:p>
          </table:table-cell>
          <table:table-cell office:value-type="float" office:value="0.1">
            <text:p>0.1</text:p>
          </table:table-cell>
          <table:table-cell office:value-type="float" office:value="0.016">
            <text:p>0.016</text:p>
          </table:table-cell>
        </table:table-row>
        <table:table-row table:style-name="ro1">
          <table:table-cell table:style-name="ce1" office:value-type="string">
            <text:p>t-expan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07:33:34</meta:creation-date>
    <dc:date>2014-06-04T08:09:09</dc:date>
    <meta:editing-duration>PT1M32S</meta:editing-duration>
    <meta:editing-cycles>1</meta:editing-cycles>
    <meta:document-statistic meta:table-count="3" meta:cell-count="76" meta:object-count="0"/>
    <meta:generator>LibreOffice/3.5$Linux_X86_64 LibreOffice_project/350m1$Build-2</meta:generator>
  </office:meta>
</office:document-meta>
</file>